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8555in"/>
    </style:style>
    <style:style style:name="TableColumn8" style:family="table-column">
      <style:table-column-properties style:column-width="2.47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27" style:parent-style-name="DefaultParagraphFont" style:family="text">
      <style:text-properties fo:font-weight="bold" style:font-weight-asian="bold" style:font-weight-complex="bold" fo:language="en" fo:country="US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font-weight="bold" style:font-weight-asian="bold" style:font-weight-complex="bold" fo:language="en" fo:country="US"/>
    </style:style>
    <style:style style:name="T30" style:parent-style-name="DefaultParagraphFont" style:family="text">
      <style:text-properties fo:font-weight="bold" style:font-weight-asian="bold" style:font-weight-complex="bold" fo:language="en" fo:country="US"/>
    </style:style>
    <style:style style:name="T31" style:parent-style-name="DefaultParagraphFont" style:family="text">
      <style:text-properties fo:font-weight="bold" style:font-weight-asian="bold" style:font-weight-complex="bold" fo:language="en" fo:country="US"/>
    </style:style>
    <style:style style:name="T32" style:parent-style-name="DefaultParagraphFont" style:family="text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font-weight="bold" style:font-weight-asian="bold" style:font-weight-complex="bold" fo:language="en" fo:country="US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fo:font-weight="bold" style:font-weight-asian="bold" style:font-weight-complex="bold" fo:language="en" fo:country="US"/>
    </style:style>
    <style:style style:name="T36" style:parent-style-name="DefaultParagraphFont" style:family="text">
      <style:text-properties fo:font-weight="bold" style:font-weight-asian="bold" style:font-weight-complex="bold" fo:language="en" fo:country="US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T38" style:parent-style-name="DefaultParagraphFont" style:family="text">
      <style:text-properties fo:font-weight="bold" style:font-weight-asian="bold" style:font-weight-complex="bold" fo:language="en" fo:country="US"/>
    </style:style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font-weight="bold" style:font-weight-asian="bold" style:font-weight-complex="bold" fo:language="en" fo:country="US"/>
    </style:style>
    <style:style style:name="T41" style:parent-style-name="DefaultParagraphFont" style:family="text">
      <style:text-properties fo:font-weight="bold" style:font-weight-asian="bold" style:font-weight-complex="bold" fo:language="en" fo:country="US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T43" style:parent-style-name="DefaultParagraphFont" style:family="text">
      <style:text-properties fo:font-weight="bold" style:font-weight-asian="bold" style:font-weight-complex="bold" fo:language="en" fo:country="US"/>
    </style:style>
    <style:style style:name="T44" style:parent-style-name="DefaultParagraphFont" style:family="text">
      <style:text-properties fo:font-weight="bold" style:font-weight-asian="bold" style:font-weight-complex="bold" fo:language="en" fo:country="US"/>
    </style:style>
    <style:style style:name="T45" style:parent-style-name="DefaultParagraphFont" style:family="text">
      <style:text-properties fo:font-weight="bold" style:font-weight-asian="bold" style:font-weight-complex="bold"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999999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P57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&lt;&lt;foreach [in<text:s/>orders</text:p>
                  <text:p text:style-name="P17"><text:span text:style-name="T18"><text:s text:c="4"/>.</text:span><text:span text:style-name="T19">Where</text:span><text:span text:style-name="T20">(c =&gt; c.</text:span><text:span text:style-name="T21">Order</text:span><text:span text:style-name="T22">Date</text:span><text:span text:style-name="T23">.</text:span><text:span text:style-name="T24">Year</text:span><text:span text:style-name="T25"><text:s/>==<text:s/></text:span><text:span text:style-name="T26">2015</text:span><text:span text:style-name="T27">)</text:span></text:p>
                  <text:p text:style-name="P28"><text:span text:style-name="T29"><text:s text:c="4"/>.</text:span><text:span text:style-name="T30">GroupBy</text:span><text:span text:style-name="T31">(c =&gt; c.</text:span><text:span text:style-name="T32">Customer</text:span><text:span text:style-name="T33">)</text:span></text:p>
                  <text:p text:style-name="P34"><text:span text:style-name="T35"><text:s text:c="4"/>.</text:span><text:span text:style-name="T36">OrderBy</text:span><text:span text:style-name="T37">(g =&gt; g.</text:span><text:span text:style-name="T38">Key</text:span><text:span text:style-name="T39">.</text:span><text:span text:style-name="T40">Customer</text:span><text:span text:style-name="T41">Name</text:span><text:span text:style-name="T42">)]&gt;&gt;&lt;&lt;[</text:span><text:span text:style-name="T43">Key</text:span><text:span text:style-name="T44">.</text:span><text:span text:style-name="T45">Customer</text:span><text:span text:style-name="T46">Name</text:span><text:span text:style-name="T47">]&gt;&gt;</text:span></text:p>
                </table:table-cell>
                <table:table-cell table:style-name="TableCell48">
                  <text:p text:style-name="P49"><text:span text:style-name="T50">&lt;&lt;[</text:span><text:span text:style-name="T51">Sum</text:span><text:span text:style-name="T52">(c =&gt; c.</text:span><text:span text:style-name="T53">Price</text:span><text:span text:style-name="T54">)]&gt;&gt;&lt;&lt;/foreach&gt;&gt;</text:span></text:p>
                </table:table-cell>
              </table:table-row>
            </table:table>
            <text:p text:style-name="P55"/>
            <text:p text:style-name="P56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0:00Z</meta:creation-date>
    <dc:date>2015-12-14T07:00:00Z</dc:date>
    <meta:template xlink:href="Normal" xlink:type="simple"/>
    <meta:editing-cycles>2</meta:editing-cycles>
    <meta:editing-duration>PT0S</meta:editing-duration>
    <meta:document-statistic meta:page-count="1" meta:paragraph-count="1" meta:word-count="32" meta:character-count="219" meta:row-count="1" meta:non-whitespace-character-count="188"/>
  </office:meta>
</office:document-meta>
</file>